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0.576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opacity="58%" draw:textarea-horizontal-align="justify" draw:textarea-vertical-align="middle" draw:auto-grow-height="false" fo:min-height="0.506cm" fo:min-width="1.2cm"/>
    </style:style>
    <style:style style:name="gr8" style:family="graphic" style:parent-style-name="standard">
      <style:graphic-properties draw:fill-color="#ed1c24" draw:opacity="58%" draw:textarea-horizontal-align="justify" draw:textarea-vertical-align="middle" draw:auto-grow-height="false" fo:min-height="0.506cm" fo:min-width="1.2cm"/>
    </style:style>
    <style:style style:name="gr9" style:family="graphic" style:parent-style-name="standard">
      <style:graphic-properties draw:fill-color="#00a65d" draw:opacity="27%" draw:textarea-horizontal-align="justify" draw:textarea-vertical-align="middle" draw:auto-grow-height="false" fo:min-height="0.506cm" fo:min-width="1.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58%"/>
      <style:paragraph-properties fo:text-align="center"/>
    </style:style>
    <style:style style:name="P7" style:family="paragraph">
      <loext:graphic-properties draw:fill-color="#ed1c24" draw:opacity="58%"/>
      <style:paragraph-properties fo:text-align="center"/>
    </style:style>
    <style:style style:name="P8" style:family="paragraph">
      <loext:graphic-properties draw:fill-color="#00a65d" draw:opacity="27%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23cm" svg:height="1.114cm" svg:x="12.9cm" svg:y="7.786cm">
          <draw:text-box>
            <text:p><text:span text:style-name="T1">y</text:span><text:span text:style-name="T2">1</text:span></text:p>
          </draw:text-box>
        </draw:frame>
        <draw:line draw:style-name="gr2" draw:text-style-name="P2" draw:layer="layout" svg:x1="9.6cm" svg:y1="9.9cm" svg:x2="12.9cm" svg:y2="8.1cm">
          <text:p/>
        </draw:line>
        <draw:line draw:style-name="gr2" draw:text-style-name="P2" draw:layer="layout" svg:x1="9.6cm" svg:y1="9.9cm" svg:x2="9.6cm" svg:y2="12.8cm">
          <text:p/>
        </draw:line>
        <draw:line draw:style-name="gr2" draw:text-style-name="P2" draw:layer="layout" svg:x1="9.6cm" svg:y1="9.9cm" svg:x2="14.8cm" svg:y2="11.7cm">
          <text:p/>
        </draw:line>
        <draw:line draw:style-name="gr2" draw:text-style-name="P2" draw:layer="layout" svg:x1="9.6cm" svg:y1="9.9cm" svg:x2="6.4cm" svg:y2="8.7cm">
          <text:p/>
        </draw:line>
        <draw:frame draw:style-name="gr3" draw:text-style-name="P1" draw:layer="layout" svg:width="1.076cm" svg:height="1.214cm" svg:x="13.824cm" svg:y="10.086cm">
          <draw:text-box>
            <text:p><text:span text:style-name="T1">y</text:span><text:span text:style-name="T2">3</text:span></text:p>
          </draw:text-box>
        </draw:frame>
        <draw:frame draw:style-name="gr1" draw:text-style-name="P1" draw:layer="layout" svg:width="1.023cm" svg:height="1.114cm" svg:x="9.601cm" svg:y="11.686cm">
          <draw:text-box>
            <text:p><text:span text:style-name="T1">y</text:span><text:span text:style-name="T2">2</text:span></text:p>
          </draw:text-box>
        </draw:frame>
        <draw:frame draw:style-name="gr1" draw:text-style-name="P1" draw:layer="layout" svg:width="1.023cm" svg:height="1.114cm" svg:x="6.402cm" svg:y="7.686cm">
          <draw:text-box>
            <text:p><text:span text:style-name="T1">y</text:span><text:span text:style-name="T2">4</text:span></text:p>
          </draw:text-box>
        </draw:frame>
        <draw:custom-shape draw:style-name="gr4" draw:text-style-name="P3" draw:layer="layout" svg:width="0.4cm" svg:height="0.4cm" svg:x="8.21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8.214cm" svg:y="8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7.716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014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015cm" svg:y="1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0.517cm" svg:y="1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1.706cm" svg:y="9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1.303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2.104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7cm" svg:height="1.2cm" draw:transform="rotate (-1.85825205459836) translate (11.608cm 8.476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2.7cm" svg:height="1.2cm" draw:transform="rotate (2.34956223903477) translate (12.596cm 12.62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cm" svg:height="1.2cm" draw:transform="rotate (1.16622900618261) translate (8.175cm 10.46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2cm" svg:y1="9.5cm" svg:x2="8.5cm" svg:y2="9.4cm">
          <text:p/>
        </draw:line>
        <draw:line draw:style-name="gr2" draw:text-style-name="P2" draw:layer="layout" svg:x1="10.7cm" svg:y1="9.6cm" svg:x2="11.5cm" svg:y2="9.7cm">
          <text:p/>
        </draw:line>
        <draw:line draw:style-name="gr2" draw:text-style-name="P2" draw:layer="layout" svg:x1="12.1cm" svg:y1="11.2cm" svg:x2="11.6cm" svg:y2="11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16T12:28:41.155963448</dc:date>
    <meta:editing-duration>PT1H9M30S</meta:editing-duration>
    <meta:editing-cycles>15</meta:editing-cycles>
    <meta:generator>LibreOffice/6.4.7.2$Linux_X86_64 LibreOffice_project/40$Build-2</meta:generator>
    <meta:document-statistic meta:object-count="23"/>
  </office:meta>
</office:document-meta>
</file>